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officeooo:rsid="000727f1" officeooo:paragraph-rsid="000727f1"/>
    </style:style>
    <style:style style:name="P3" style:family="paragraph" style:parent-style-name="Standard">
      <style:paragraph-properties fo:break-before="page"/>
      <style:text-properties officeooo:rsid="000727f1" officeooo:paragraph-rsid="000727f1"/>
    </style:style>
    <style:style style:name="P4" style:family="paragraph" style:parent-style-name="Standard">
      <style:text-properties officeooo:rsid="000727f1" officeooo:paragraph-rsid="0007a584"/>
    </style:style>
    <style:style style:name="P5" style:family="paragraph" style:parent-style-name="Standard">
      <style:text-properties officeooo:rsid="0007a584" officeooo:paragraph-rsid="0007a584"/>
    </style:style>
    <style:style style:name="P6" style:family="paragraph" style:parent-style-name="Standard">
      <style:text-properties officeooo:rsid="0008bc43" officeooo:paragraph-rsid="0008bc43"/>
    </style:style>
    <style:style style:name="P7" style:family="paragraph" style:parent-style-name="Standard">
      <style:text-properties officeooo:rsid="0008d8b7" officeooo:paragraph-rsid="0008d8b7"/>
    </style:style>
    <style:style style:name="P8" style:family="paragraph" style:parent-style-name="Standard">
      <style:text-properties officeooo:rsid="000a2673" officeooo:paragraph-rsid="000727f1"/>
    </style:style>
    <style:style style:name="P9" style:family="paragraph" style:parent-style-name="Standard">
      <style:text-properties officeooo:rsid="000a2673" officeooo:paragraph-rsid="000a2673"/>
    </style:style>
    <style:style style:name="P10" style:family="paragraph" style:parent-style-name="Standard">
      <style:text-properties officeooo:rsid="000a2926" officeooo:paragraph-rsid="000a2926"/>
    </style:style>
    <style:style style:name="P11" style:family="paragraph" style:parent-style-name="Standard">
      <style:text-properties officeooo:rsid="000cb003" officeooo:paragraph-rsid="000a2673"/>
    </style:style>
    <style:style style:name="P12" style:family="paragraph" style:parent-style-name="Text_20_body">
      <style:text-properties officeooo:rsid="000daaf1" officeooo:paragraph-rsid="000daaf1"/>
    </style:style>
    <style:style style:name="P13" style:family="paragraph" style:parent-style-name="Text_20_body" style:list-style-name="L1">
      <style:text-properties officeooo:rsid="000daaf1" officeooo:paragraph-rsid="000daaf1"/>
    </style:style>
    <style:style style:name="P14" style:family="paragraph" style:parent-style-name="Text_20_body" style:list-style-name="L1">
      <style:text-properties fo:font-weight="bold" officeooo:rsid="000daaf1" officeooo:paragraph-rsid="000daaf1" style:font-weight-asian="bold" style:font-weight-complex="bold"/>
    </style:style>
    <style:style style:name="P15" style:family="paragraph" style:parent-style-name="Text_20_body" style:list-style-name="L1">
      <style:text-properties fo:font-weight="bold" officeooo:rsid="000daaf1" officeooo:paragraph-rsid="000fbbb6" style:font-weight-asian="bold" style:font-weight-complex="bold"/>
    </style:style>
    <style:style style:name="P16" style:family="paragraph" style:parent-style-name="Text_20_body" style:list-style-name="L1">
      <style:text-properties fo:font-weight="bold" officeooo:paragraph-rsid="000daaf1" style:font-weight-asian="bold" style:font-weight-complex="bold"/>
    </style:style>
    <style:style style:name="P17" style:family="paragraph" style:parent-style-name="Text_20_body">
      <style:text-properties fo:font-weight="bold" officeooo:rsid="00109f81" officeooo:paragraph-rsid="00109f81" style:font-weight-asian="bold" style:font-weight-complex="bold"/>
    </style:style>
    <style:style style:name="T1" style:family="text">
      <style:text-properties officeooo:rsid="000cb003"/>
    </style:style>
    <style:style style:name="T2" style:family="text">
      <style:text-properties officeooo:rsid="000daaf1"/>
    </style:style>
    <style:style style:name="T3" style:family="text">
      <style:text-properties officeooo:rsid="000e56f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e56ff" style:font-style-asian="italic" style:font-style-complex="italic"/>
    </style:style>
    <style:style style:name="T7" style:family="text">
      <style:text-properties fo:font-style="italic" fo:font-weight="normal" officeooo:rsid="000e56ff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fbbb6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e56ff" style:font-weight-asian="normal" style:font-weight-complex="normal"/>
    </style:style>
    <style:style style:name="T11" style:family="text">
      <style:text-properties fo:font-weight="normal" officeooo:rsid="000fbbb6" style:font-weight-asian="normal" style:font-weight-complex="normal"/>
    </style:style>
    <style:style style:name="T12" style:family="text">
      <style:text-properties officeooo:rsid="000fbb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Elaboración de la topología</text:h>
      <text:p text:style-name="P2">Se configuró un Switch en modo servidor VTP, y dos switch en modo cliente VTP. Además se configuraron 5 vlans dentro del servidor VTP.</text:p>
      <text:p text:style-name="P2">Los comandos para el servidor VTP fueron:</text:p>
      <text:p text:style-name="P4"/>
      <text:p text:style-name="P4">enable </text:p>
      <text:p text:style-name="P2">configure terminal</text:p>
      <text:p text:style-name="P5">hostname S1</text:p>
      <text:p text:style-name="P5">interface range ethernet 0/0-1</text:p>
      <text:p text:style-name="P5">switchport trunk encapsulation dot1q</text:p>
      <text:p text:style-name="P5">swtichport mode trunk</text:p>
      <text:p text:style-name="P5">switchport trunk native vlan 99</text:p>
      <text:p text:style-name="P5">end</text:p>
      <text:p text:style-name="P6">configure terminal</text:p>
      <text:p text:style-name="P6">vlan 10</text:p>
      <text:p text:style-name="P6">name Docentes</text:p>
      <text:p text:style-name="P6">vlan 20</text:p>
      <text:p text:style-name="P6">name Estudiantes</text:p>
      <text:p text:style-name="P6">vlan 30</text:p>
      <text:p text:style-name="P6">name Visitantes</text:p>
      <text:p text:style-name="P6">vlan 99</text:p>
      <text:p text:style-name="P6">name Nativa</text:p>
      <text:p text:style-name="P6">vlan 100</text:p>
      <text:p text:style-name="P6">name Blackhole</text:p>
      <text:p text:style-name="P6">end</text:p>
      <text:p text:style-name="P6">configure terminal</text:p>
      <text:p text:style-name="P6">vtp version 2</text:p>
      <text:p text:style-name="P6">vtp mode server</text:p>
      <text:p text:style-name="P6">vtp domain pareja3</text:p>
      <text:p text:style-name="P6">vtp password redes1</text:p>
      <text:p text:style-name="P7">interface range ethernet 0/2-3</text:p>
      <text:p text:style-name="P7">switchport mode access</text:p>
      <text:p text:style-name="P7">switchport access vlan 100</text:p>
      <text:p text:style-name="P7">end</text:p>
      <text:p text:style-name="P2"/>
      <text:p text:style-name="P3">Los comandos para ambos servidores clientes fueron:</text:p>
      <text:p text:style-name="P8"/>
      <text:p text:style-name="P9">enable</text:p>
      <text:p text:style-name="P9">configure terminal</text:p>
      <text:p text:style-name="P10">hostname S# (donde n<text:span text:style-name="T2">u</text:span>meral es 2 o 3)</text:p>
      <text:p text:style-name="P9">interface ethernet 0/0</text:p>
      <text:p text:style-name="P9">switchport trunk encapsulation dot1q</text:p>
      <text:p text:style-name="P9">swtichport mode trunk</text:p>
      <text:p text:style-name="P9">switchport trunk native vlan 99</text:p>
      <text:p text:style-name="P9">end</text:p>
      <text:p text:style-name="P9">configure terminal</text:p>
      <text:p text:style-name="P9">vtp mode client</text:p>
      <text:p text:style-name="P9">vtp domain pareja3</text:p>
      <text:p text:style-name="P9">vtp password redes1</text:p>
      <text:p text:style-name="P9">end</text:p>
      <text:p text:style-name="P9">configure terminal</text:p>
      <text:p text:style-name="P9">interface ethernet 0/1</text:p>
      <text:p text:style-name="P9">swtichport mode access</text:p>
      <text:p text:style-name="P9">switchport access vlan 10</text:p>
      <text:p text:style-name="P9">interface ethernet 0/2</text:p>
      <text:p text:style-name="P9">swtichport mode access</text:p>
      <text:p text:style-name="P9">switchport access vlan 20</text:p>
      <text:p text:style-name="P9">interface ethernet 0/3</text:p>
      <text:p text:style-name="P9">swtichport mode access</text:p>
      <text:p text:style-name="P9">switchport access vlan 30</text:p>
      <text:p text:style-name="P9">end</text:p>
      <text:p text:style-name="P11"/>
      <text:h text:style-name="P1" text:outline-level="1">Resolución de los problemas <text:span text:style-name="T1">en topología</text:span></text:h>
      <text:p text:style-name="P12">Encontramos los siguientes errores:</text:p>
      <text:list text:style-name="L1">
        <text:list-item>
          <text:p text:style-name="P13"><text:span text:style-name="T4">La vpc2 no tenía ip configurada.</text:span><text:line-break/><text:span text:style-name="T3">Se ejecutó el comando “show ip” y se notó no que no había ip configurada. Se procedió a configurarle una ip.</text:span></text:p>
        </text:list-item>
        <text:list-item>
          <text:p text:style-name="P14">El S1 no estaba configurado en modo servidor vtp y el puerto e0/0 estaba en modo<text:span text:style-name="T5"> </text:span><text:span text:style-name="T6">access</text:span><text:span text:style-name="T3"> </text:span>en lugar de <text:span text:style-name="T6">trunk</text:span><text:span text:style-name="T3"> </text:span>y accedia a la vlan 100.<text:line-break/><text:span text:style-name="T10">Se ejecutó el comando “show running-config” así cómo “show vtp status” y se notaron las anomalías. Se procedió a ejecutar los comandos necesarios para configurar el servidor vtp y configurar el modo </text:span><text:span text:style-name="T7">trunk </text:span><text:span text:style-name="T10">para los puertos e0/0-1. También se removió el puerto e0/1 de la vlan 100.</text:span></text:p>
        </text:list-item>
        <text:list-item>
          <text:p text:style-name="P15">En el S2, el puerto e0/3 no estaba en modo acceso, y el puerto e0/1 estaba apagado. VTP estaba configurado <text:span text:style-name="T3">en modo </text:span><text:span text:style-name="T12">servidor</text:span>.<text:line-break/><text:span text:style-name="T10">Se ejecutó el comando “show running-config” así cómo “show vtp status” y se notaron las </text:span><text:span text:style-name="T11">anomalías. Se procedió a configurar el swtich como cliente vtp. Se activó el puerto e0/1, y se cambio el puerto e0/3 a modo </text:span><text:span text:style-name="T8">access.</text:span></text:p>
        </text:list-item>
        <text:list-item>
          <text:p text:style-name="P16"><text:span text:style-name="T2">El puerto e1/0 del S3 estaba conectado al S1, cuando debería ser el puerto e0/0.<text:line-break/></text:span><text:span text:style-name="T11">Al revisar la topología, se notó que los puertos estaban mal conectados. Se apagó el sistema y se cambiaron los puertos.</text:span></text:p>
        </text:list-item>
        <text:list-item>
          <text:p text:style-name="P15">Se debía configurar el S3 como cliente VTP.<text:line-break/><text:span text:style-name="T10">Se ejecutó el comando “show running-config” así cómo “show vtp status” y se notaron las </text:span><text:span text:style-name="T11">anomalías. Se configuró el switch como cliente vtp.</text:span></text:p>
        </text:list-item>
      </text:list>
      <text:p text:style-name="P17"><text:span text:style-name="T11"/></text:p>
      <text:p text:style-name="P17"><text:span text:style-name="T11">L</text:span><text:span text:style-name="T9">ink del video: </text:span><text:a xlink:type="simple" xlink:href="https://youtu.be/EHRPMdfVl-w" text:style-name="Internet_20_link" text:visited-style-name="Visited_20_Internet_20_Link"><text:span text:style-name="T9">https://youtu.be/EHRPMdfVl-w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GT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0:42:24.192924751</meta:creation-date>
    <dc:date>2023-09-04T11:59:49.003900749</dc:date>
    <meta:editing-duration>PT1H17M19S</meta:editing-duration>
    <meta:editing-cycles>12</meta:editing-cycles>
    <meta:generator>LibreOffice/7.6.0.3$Linux_X86_64 LibreOffice_project/60$Build-3</meta:generator>
    <meta:document-statistic meta:table-count="0" meta:image-count="0" meta:object-count="0" meta:page-count="3" meta:paragraph-count="65" meta:word-count="434" meta:character-count="2577" meta:non-whitespace-character-count="2212"/>
  </office:meta>
</office:document-meta>
</file>